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3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048" calcext:value-type="float">
            <text:p>-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0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6984" calcext:value-type="float">
            <text:p>-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7976" calcext:value-type="float">
            <text:p>-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1712" calcext:value-type="float">
            <text:p>-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6304" calcext:value-type="float">
            <text:p>-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288" calcext:value-type="float">
            <text:p>-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812" calcext:value-type="float">
            <text:p>-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5448" calcext:value-type="float">
            <text:p>-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22776" calcext:value-type="float">
            <text:p>-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668" calcext:value-type="float">
            <text:p>-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1816" calcext:value-type="float">
            <text:p>-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572" calcext:value-type="float">
            <text:p>-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476" calcext:value-type="float">
            <text:p>-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4176" calcext:value-type="float">
            <text:p>-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4824" calcext:value-type="float">
            <text:p>-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2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0336" calcext:value-type="float">
            <text:p>-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28" calcext:value-type="float">
            <text:p>-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9656" calcext:value-type="float">
            <text:p>-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2288" calcext:value-type="float">
            <text:p>-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872" calcext:value-type="float">
            <text:p>-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8216" calcext:value-type="float">
            <text:p>-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6024" calcext:value-type="float">
            <text:p>-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872" calcext:value-type="float">
            <text:p>-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3184" calcext:value-type="float">
            <text:p>-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136" calcext:value-type="float">
            <text:p>-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12" calcext:value-type="float">
            <text:p>-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8968" calcext:value-type="float">
            <text:p>-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2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1576" calcext:value-type="float">
            <text:p>-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76" calcext:value-type="float">
            <text:p>-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0512" calcext:value-type="float">
            <text:p>-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008" calcext:value-type="float">
            <text:p>-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2664" calcext:value-type="float">
            <text:p>-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2664" calcext:value-type="float">
            <text:p>-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248" calcext:value-type="float">
            <text:p>-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5064" calcext:value-type="float">
            <text:p>-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6192" calcext:value-type="float">
            <text:p>-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3832" calcext:value-type="float">
            <text:p>-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1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6296" calcext:value-type="float">
            <text:p>-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248" calcext:value-type="float">
            <text:p>-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8632" calcext:value-type="float">
            <text:p>-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6608" calcext:value-type="float">
            <text:p>-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116" calcext:value-type="float">
            <text:p>-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2768" calcext:value-type="float">
            <text:p>-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048" calcext:value-type="float">
            <text:p>-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5336" calcext:value-type="float">
            <text:p>-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7088" calcext:value-type="float">
            <text:p>-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6608" calcext:value-type="float">
            <text:p>-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22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2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12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924" calcext:value-type="float">
            <text:p>-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752" calcext:value-type="float">
            <text:p>-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1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2112" calcext:value-type="float">
            <text:p>-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1256" calcext:value-type="float">
            <text:p>-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4992" calcext:value-type="float">
            <text:p>-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2968" calcext:value-type="float">
            <text:p>-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0504" calcext:value-type="float">
            <text:p>-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2424" calcext:value-type="float">
            <text:p>-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9104" calcext:value-type="float">
            <text:p>-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948" calcext:value-type="float">
            <text:p>-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4136" calcext:value-type="float">
            <text:p>-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6128" calcext:value-type="float">
            <text:p>-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3352" calcext:value-type="float">
            <text:p>-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0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0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2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1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2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1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8216" calcext:value-type="float">
            <text:p>-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18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1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28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7968" calcext:value-type="float">
            <text:p>-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0824" calcext:value-type="float">
            <text:p>-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3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06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2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8-0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8928" calcext:value-type="float">
            <text:p>-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6336" calcext:value-type="float">
            <text:p>-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048" calcext:value-type="float">
            <text:p>-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7632" calcext:value-type="float">
            <text:p>-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7528" calcext:value-type="float">
            <text:p>-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2392" calcext:value-type="float">
            <text:p>-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096" calcext:value-type="float">
            <text:p>-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1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4856" calcext:value-type="float">
            <text:p>-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2-0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1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8968" calcext:value-type="float">
            <text:p>-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10-0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2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1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2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9784" calcext:value-type="float">
            <text:p>-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28" calcext:value-type="float">
            <text:p>-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0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10768" calcext:value-type="float">
            <text:p>-0.0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6932363636364" calcext:value-type="float">
            <text:p>0.116932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004387096774" calcext:value-type="float">
            <text:p>0.15800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1879225806452" calcext:value-type="float">
            <text:p>-0.31187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3481548387097" calcext:value-type="float">
            <text:p>0.15348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14224" calcext:value-type="float">
            <text:p>0.00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18432" calcext:value-type="float">
            <text:p>-0.4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99248" calcext:value-type="float">
            <text:p>-0.7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3087225806452" calcext:value-type="float">
            <text:p>-0.83308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87312" calcext:value-type="float">
            <text:p>-0.6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2006451612903" calcext:value-type="float">
            <text:p>-0.32200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099" calcext:value-type="float">
            <text:p>-0.030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9467612903226" calcext:value-type="float">
            <text:p>0.18946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5580387096774" calcext:value-type="float">
            <text:p>0.57558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4249" calcext:value-type="float">
            <text:p>-0.214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3030193548387" calcext:value-type="float">
            <text:p>0.30303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41395" calcext:value-type="float">
            <text:p>0.3541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58928" calcext:value-type="float">
            <text:p>0.00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30225" calcext:value-type="float">
            <text:p>-1.323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27744" calcext:value-type="float">
            <text:p>-0.91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594967741936" calcext:value-type="float">
            <text:p>-1.1459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112220689655" calcext:value-type="float">
            <text:p>-1.20112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255483870968" calcext:value-type="float">
            <text:p>-1.0225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37145" calcext:value-type="float">
            <text:p>-0.7637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3192" calcext:value-type="float">
            <text:p>-0.4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2176" calcext:value-type="float">
            <text:p>-0.3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5023" calcext:value-type="float">
            <text:p>-0.565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363076923077" calcext:value-type="float">
            <text:p>-0.179363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02272" calcext:value-type="float">
            <text:p>-0.70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270709677419" calcext:value-type="float">
            <text:p>0.35927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92368" calcext:value-type="float">
            <text:p>0.5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0152" calcext:value-type="float">
            <text:p>-0.2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87472" calcext:value-type="float">
            <text:p>-0.28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9218580645161" calcext:value-type="float">
            <text:p>-0.40921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7651862068965" calcext:value-type="float">
            <text:p>-0.3676518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4973419354839" calcext:value-type="float">
            <text:p>-0.36497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4875096774194" calcext:value-type="float">
            <text:p>-0.36487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022709677419" calcext:value-type="float">
            <text:p>-0.28002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994" calcext:value-type="float">
            <text:p>-0.71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96416" calcext:value-type="float">
            <text:p>0.12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05175" calcext:value-type="float">
            <text:p>0.330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1376258064516" calcext:value-type="float">
            <text:p>0.17137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4968" calcext:value-type="float">
            <text:p>-0.3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359675" calcext:value-type="float">
            <text:p>-0.5835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70232" calcext:value-type="float">
            <text:p>-1.22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305032258065" calcext:value-type="float">
            <text:p>-0.99030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60456" calcext:value-type="float">
            <text:p>-1.07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946075" calcext:value-type="float">
            <text:p>-1.0194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4576" calcext:value-type="float">
            <text:p>-0.81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220571428572" calcext:value-type="float">
            <text:p>-0.676220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4888" calcext:value-type="float">
            <text:p>-0.7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3523636363636" calcext:value-type="float">
            <text:p>-0.483523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957125" calcext:value-type="float">
            <text:p>-0.3795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3550461538462" calcext:value-type="float">
            <text:p>-0.623550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75089655172" calcext:value-type="float">
            <text:p>-1.13375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23336" calcext:value-type="float">
            <text:p>-1.6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1036" calcext:value-type="float">
            <text:p>-1.4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180847058824" calcext:value-type="float">
            <text:p>-1.201808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5416" calcext:value-type="float">
            <text:p>-0.9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0227310344828" calcext:value-type="float">
            <text:p>-0.820227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0672" calcext:value-type="float">
            <text:p>-0.56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97448" calcext:value-type="float">
            <text:p>-0.59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7433142857143" calcext:value-type="float">
            <text:p>-0.90743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7853714285714" calcext:value-type="float">
            <text:p>-0.89785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62495483871" calcext:value-type="float">
            <text:p>-1.726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73016" calcext:value-type="float">
            <text:p>-1.7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491948387097" calcext:value-type="float">
            <text:p>-1.6049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740027586207" calcext:value-type="float">
            <text:p>-1.08740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9026838709677" calcext:value-type="float">
            <text:p>-0.98902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39329032258" calcext:value-type="float">
            <text:p>-1.1433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4852" calcext:value-type="float">
            <text:p>-0.97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113032258065" calcext:value-type="float">
            <text:p>-0.97811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06056" calcext:value-type="float">
            <text:p>-0.7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585290322581" calcext:value-type="float">
            <text:p>-0.39358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1966545454546" calcext:value-type="float">
            <text:p>-0.4019665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57544" calcext:value-type="float">
            <text:p>-0.6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124425" calcext:value-type="float">
            <text:p>-0.8112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644" calcext:value-type="float">
            <text:p>-0.7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00385" calcext:value-type="float">
            <text:p>-1.0700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3578" calcext:value-type="float">
            <text:p>-0.43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62425" calcext:value-type="float">
            <text:p>-0.416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3857032258065" calcext:value-type="float">
            <text:p>-0.45385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431" calcext:value-type="float">
            <text:p>-0.19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29208" calcext:value-type="float">
            <text:p>0.10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9899636363636" calcext:value-type="float">
            <text:p>0.189899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340387096774" calcext:value-type="float">
            <text:p>0.56034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1928" calcext:value-type="float">
            <text:p>0.37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0525" calcext:value-type="float">
            <text:p>0.420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19224" calcext:value-type="float">
            <text:p>0.19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36445" calcext:value-type="float">
            <text:p>-0.2036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7413517241379" calcext:value-type="float">
            <text:p>-0.247413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784175" calcext:value-type="float">
            <text:p>-0.2578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06477419354839" calcext:value-type="float">
            <text:p>0.020647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8437935483871" calcext:value-type="float">
            <text:p>0.3084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0097290322581" calcext:value-type="float">
            <text:p>0.6800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9981161290323" calcext:value-type="float">
            <text:p>0.97998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704325" calcext:value-type="float">
            <text:p>0.7270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53175" calcext:value-type="float">
            <text:p>0.635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74872" calcext:value-type="float">
            <text:p>0.36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5453935483871" calcext:value-type="float">
            <text:p>-0.05545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395525" calcext:value-type="float">
            <text:p>-0.4039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7457931034483" calcext:value-type="float">
            <text:p>-0.287457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5765161290323" calcext:value-type="float">
            <text:p>0.7757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28144516129" calcext:value-type="float">
            <text:p>1.452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486787096774" calcext:value-type="float">
            <text:p>1.3148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995767741936" calcext:value-type="float">
            <text:p>1.2099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898606451613" calcext:value-type="float">
            <text:p>1.1789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398125" calcext:value-type="float">
            <text:p>1.3739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186012903226" calcext:value-type="float">
            <text:p>1.4618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397" calcext:value-type="float">
            <text:p>0.509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94041290322581" calcext:value-type="float">
            <text:p>-0.09940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831175" calcext:value-type="float">
            <text:p>-0.2083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0187310344828" calcext:value-type="float">
            <text:p>-0.500187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718967741935" calcext:value-type="float">
            <text:p>0.34471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302709677419" calcext:value-type="float">
            <text:p>0.61530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4056" calcext:value-type="float">
            <text:p>0.90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18763636364" calcext:value-type="float">
            <text:p>1.09718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8248" calcext:value-type="float">
            <text:p>0.7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237475" calcext:value-type="float">
            <text:p>0.7123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5137" calcext:value-type="float">
            <text:p>0.715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4296" calcext:value-type="float">
            <text:p>0.71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83625" calcext:value-type="float">
            <text:p>0.5948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38936" calcext:value-type="float">
            <text:p>0.11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740425" calcext:value-type="float">
            <text:p>0.5674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8274285714286" calcext:value-type="float">
            <text:p>-0.088827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27538461538461" calcext:value-type="float">
            <text:p>-0.052753846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7635" calcext:value-type="float">
            <text:p>-0.7747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4526" calcext:value-type="float">
            <text:p>2.684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3868" calcext:value-type="float">
            <text:p>2.7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422285714286" calcext:value-type="float">
            <text:p>0.92942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57744" calcext:value-type="float">
            <text:p>0.7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655122580645" calcext:value-type="float">
            <text:p>1.1165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169780645161" calcext:value-type="float">
            <text:p>1.7116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750109090909" calcext:value-type="float">
            <text:p>2.42750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14941935484" calcext:value-type="float">
            <text:p>2.1541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69048" calcext:value-type="float">
            <text:p>2.00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80425" calcext:value-type="float">
            <text:p>1.8628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8664" calcext:value-type="float">
            <text:p>0.88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4105290322581" calcext:value-type="float">
            <text:p>0.74410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595428571429" calcext:value-type="float">
            <text:p>0.51859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4912" calcext:value-type="float">
            <text:p>-1.4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3744" calcext:value-type="float">
            <text:p>1.3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67125" calcext:value-type="float">
            <text:p>1.5606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95709090909" calcext:value-type="float">
            <text:p>1.37695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2346838709677" calcext:value-type="float">
            <text:p>0.88234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4227612903226" calcext:value-type="float">
            <text:p>0.17422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75275" calcext:value-type="float">
            <text:p>-0.3077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169428571429" calcext:value-type="float">
            <text:p>-0.53916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2069935483871" calcext:value-type="float">
            <text:p>-0.41206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9636" calcext:value-type="float">
            <text:p>-0.38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77875" calcext:value-type="float">
            <text:p>-0.5157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1138838709677" calcext:value-type="float">
            <text:p>-0.36113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2125" calcext:value-type="float">
            <text:p>-0.176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2283870967742" calcext:value-type="float">
            <text:p>-0.45228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0530838709677" calcext:value-type="float">
            <text:p>-0.83053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403664516129" calcext:value-type="float">
            <text:p>-0.2440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7616774193548" calcext:value-type="float">
            <text:p>-0.2276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1042206896552" calcext:value-type="float">
            <text:p>-0.561042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2937032258065" calcext:value-type="float">
            <text:p>-0.71293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390709677419" calcext:value-type="float">
            <text:p>-0.55739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0855483870968" calcext:value-type="float">
            <text:p>-0.33085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3227096774194" calcext:value-type="float">
            <text:p>-0.13322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9824" calcext:value-type="float">
            <text:p>-0.03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6809" calcext:value-type="float">
            <text:p>0.376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52575" calcext:value-type="float">
            <text:p>0.3965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5811870967742" calcext:value-type="float">
            <text:p>0.48581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78830967741936" calcext:value-type="float">
            <text:p>0.047883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5198967741935" calcext:value-type="float">
            <text:p>-0.37519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9964129032258" calcext:value-type="float">
            <text:p>-0.76996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1862344827586" calcext:value-type="float">
            <text:p>-0.921862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568975" calcext:value-type="float">
            <text:p>-0.5656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5880774193548" calcext:value-type="float">
            <text:p>-0.81588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7957419354839" calcext:value-type="float">
            <text:p>-0.61795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5013" calcext:value-type="float">
            <text:p>-0.485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7124903225806" calcext:value-type="float">
            <text:p>-0.39712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03075" calcext:value-type="float">
            <text:p>-0.2460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6415" calcext:value-type="float">
            <text:p>-0.1796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16455" calcext:value-type="float">
            <text:p>-0.2116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30065" calcext:value-type="float">
            <text:p>-0.4330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733935483871" calcext:value-type="float">
            <text:p>-0.77173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63535483871" calcext:value-type="float">
            <text:p>-0.5606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2455172413793" calcext:value-type="float">
            <text:p>-0.46245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000125" calcext:value-type="float">
            <text:p>0.0100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8235870967742" calcext:value-type="float">
            <text:p>-0.0682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0462193548387" calcext:value-type="float">
            <text:p>0.33046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800575" calcext:value-type="float">
            <text:p>0.8080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22352" calcext:value-type="float">
            <text:p>1.2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01025" calcext:value-type="float">
            <text:p>1.6060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5905" calcext:value-type="float">
            <text:p>1.6765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6616" calcext:value-type="float">
            <text:p>1.81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151225" calcext:value-type="float">
            <text:p>1.4315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0438451612903" calcext:value-type="float">
            <text:p>0.7304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4695483870968" calcext:value-type="float">
            <text:p>0.57469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1499714285714" calcext:value-type="float">
            <text:p>0.35149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9125161290323" calcext:value-type="float">
            <text:p>0.98912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890503225807" calcext:value-type="float">
            <text:p>1.21890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92456" calcext:value-type="float">
            <text:p>1.2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51058823529" calcext:value-type="float">
            <text:p>1.216510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2032" calcext:value-type="float">
            <text:p>1.14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95690322581" calcext:value-type="float">
            <text:p>1.7199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0324" calcext:value-type="float">
            <text:p>1.8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4223" calcext:value-type="float">
            <text:p>1.784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936025" calcext:value-type="float">
            <text:p>1.7393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373987096774" calcext:value-type="float">
            <text:p>1.4337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021212903226" calcext:value-type="float">
            <text:p>1.2302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20937931035" calcext:value-type="float">
            <text:p>1.38620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187563636364" calcext:value-type="float">
            <text:p>1.52187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071974193548" calcext:value-type="float">
            <text:p>2.1207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420748387097" calcext:value-type="float">
            <text:p>2.0042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45525" calcext:value-type="float">
            <text:p>2.1184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837" calcext:value-type="float">
            <text:p>2.505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88085" calcext:value-type="float">
            <text:p>2.6588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9216" calcext:value-type="float">
            <text:p>2.4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37805" calcext:value-type="float">
            <text:p>2.0537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448593548387" calcext:value-type="float">
            <text:p>1.4544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073" calcext:value-type="float">
            <text:p>1.727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29912" calcext:value-type="float">
            <text:p>1.73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68525" calcext:value-type="float">
            <text:p>1.486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6445" calcext:value-type="float">
            <text:p>1.7276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772" calcext:value-type="float">
            <text:p>2.0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821" calcext:value-type="float">
            <text:p>1.996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974838709677" calcext:value-type="float">
            <text:p>1.9197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1409" calcext:value-type="float">
            <text:p>2.8914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336774193548" calcext:value-type="float">
            <text:p>2.7333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789651612903" calcext:value-type="float">
            <text:p>2.6378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095425" calcext:value-type="float">
            <text:p>2.3009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612748387097" calcext:value-type="float">
            <text:p>2.1261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183175" calcext:value-type="float">
            <text:p>1.7018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91714285714" calcext:value-type="float">
            <text:p>1.3509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0551" calcext:value-type="float">
            <text:p>1.3605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79225806452" calcext:value-type="float">
            <text:p>1.5947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96152" calcext:value-type="float">
            <text:p>1.89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787375" calcext:value-type="float">
            <text:p>2.0378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98584" calcext:value-type="float">
            <text:p>2.2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959075" calcext:value-type="float">
            <text:p>2.0595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66477419355" calcext:value-type="float">
            <text:p>2.1356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048283870968" calcext:value-type="float">
            <text:p>1.9704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67325" calcext:value-type="float">
            <text:p>1.1956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2945" calcext:value-type="float">
            <text:p>0.8322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5124129032258" calcext:value-type="float">
            <text:p>0.14512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9880551724138" calcext:value-type="float">
            <text:p>0.909880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071525" calcext:value-type="float">
            <text:p>1.1507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16075" calcext:value-type="float">
            <text:p>1.6671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61432" calcext:value-type="float">
            <text:p>1.80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516077419355" calcext:value-type="float">
            <text:p>2.6751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81393548387" calcext:value-type="float">
            <text:p>2.9358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46864516129" calcext:value-type="float">
            <text:p>2.714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75625" calcext:value-type="float">
            <text:p>2.6217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574012903226" calcext:value-type="float">
            <text:p>2.0257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38606451613" calcext:value-type="float">
            <text:p>1.7123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9395" calcext:value-type="float">
            <text:p>1.0399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175070967742" calcext:value-type="float">
            <text:p>1.1517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884248275862" calcext:value-type="float">
            <text:p>1.03884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763225806452" calcext:value-type="float">
            <text:p>1.4576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699587096774" calcext:value-type="float">
            <text:p>1.576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299380645161" calcext:value-type="float">
            <text:p>1.4129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616072727273" calcext:value-type="float">
            <text:p>1.58616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36144" calcext:value-type="float">
            <text:p>2.55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413" calcext:value-type="float">
            <text:p>2.564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6317" calcext:value-type="float">
            <text:p>2.536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156933333333" calcext:value-type="float">
            <text:p>2.3115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1769" calcext:value-type="float">
            <text:p>1.961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19022222222" calcext:value-type="float">
            <text:p>1.42319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700425" calcext:value-type="float">
            <text:p>1.1770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3324129032258" calcext:value-type="float">
            <text:p>0.98332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6070545454546" calcext:value-type="float">
            <text:p>0.7260705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152125" calcext:value-type="float">
            <text:p>0.7415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7327225806452" calcext:value-type="float">
            <text:p>0.46732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8752727272727" calcext:value-type="float">
            <text:p>0.988752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60335483871" calcext:value-type="float">
            <text:p>1.4476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736" calcext:value-type="float">
            <text:p>1.9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532685714286" calcext:value-type="float">
            <text:p>2.12532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279944827586" calcext:value-type="float">
            <text:p>1.48279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141325" calcext:value-type="float">
            <text:p>1.4014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8756129032258" calcext:value-type="float">
            <text:p>0.24875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699058823529" calcext:value-type="float">
            <text:p>0.1246990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95492413793104" calcext:value-type="float">
            <text:p>0.01954924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677275" calcext:value-type="float">
            <text:p>0.0867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5369" calcext:value-type="float">
            <text:p>0.285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3156903225806" calcext:value-type="float">
            <text:p>0.65315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7199225806452" calcext:value-type="float">
            <text:p>0.96719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98167741936" calcext:value-type="float">
            <text:p>1.7829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071875" calcext:value-type="float">
            <text:p>1.9407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93865" calcext:value-type="float">
            <text:p>1.9493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08541935484" calcext:value-type="float">
            <text:p>1.6420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9467096774194" calcext:value-type="float">
            <text:p>0.5294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957975" calcext:value-type="float">
            <text:p>1.2095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38068965517" calcext:value-type="float">
            <text:p>1.75838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22715" calcext:value-type="float">
            <text:p>2.1722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9993" calcext:value-type="float">
            <text:p>2.229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367483870968" calcext:value-type="float">
            <text:p>2.3636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0706" calcext:value-type="float">
            <text:p>2.600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709083870968" calcext:value-type="float">
            <text:p>3.7870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33375" calcext:value-type="float">
            <text:p>4.1943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002375" calcext:value-type="float">
            <text:p>4.0000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904025806452" calcext:value-type="float">
            <text:p>3.5790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751" calcext:value-type="float">
            <text:p>2.93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075458064516" calcext:value-type="float">
            <text:p>2.0307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33995" calcext:value-type="float">
            <text:p>2.0533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741296551724" calcext:value-type="float">
            <text:p>2.18741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36975" calcext:value-type="float">
            <text:p>2.1963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38525" calcext:value-type="float">
            <text:p>2.3203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37935483871" calcext:value-type="float">
            <text:p>2.322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595296" calcext:value-type="float">
            <text:p>2.945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885470967742" calcext:value-type="float">
            <text:p>3.8888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7724" calcext:value-type="float">
            <text:p>3.8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7505" calcext:value-type="float">
            <text:p>3.7187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037625806452" calcext:value-type="float">
            <text:p>3.6003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1855" calcext:value-type="float">
            <text:p>3.7701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774012903226" calcext:value-type="float">
            <text:p>2.7877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608775" calcext:value-type="float">
            <text:p>2.2260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76656" calcext:value-type="float">
            <text:p>2.60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1537" calcext:value-type="float">
            <text:p>2.391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54975" calcext:value-type="float">
            <text:p>2.4935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10374193548" calcext:value-type="float">
            <text:p>2.5261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2205" calcext:value-type="float">
            <text:p>2.5262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46967741935" calcext:value-type="float">
            <text:p>2.6394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4575" calcext:value-type="float">
            <text:p>3.660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79445" calcext:value-type="float">
            <text:p>4.1279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61875" calcext:value-type="float">
            <text:p>3.786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25367741936" calcext:value-type="float">
            <text:p>3.9592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8585" calcext:value-type="float">
            <text:p>3.918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81710344828" calcext:value-type="float">
            <text:p>4.93481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206375" calcext:value-type="float">
            <text:p>5.0820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027775" calcext:value-type="float">
            <text:p>5.2702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916490322581" calcext:value-type="float">
            <text:p>5.2891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172775" calcext:value-type="float">
            <text:p>5.4417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461780645161" calcext:value-type="float">
            <text:p>6.0246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798275" calcext:value-type="float">
            <text:p>5.9579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933" calcext:value-type="float">
            <text:p>6.06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58632258065" calcext:value-type="float">
            <text:p>5.8095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973" calcext:value-type="float">
            <text:p>4.355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217909677419" calcext:value-type="float">
            <text:p>4.7021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431625" calcext:value-type="float">
            <text:p>4.0543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607310344828" calcext:value-type="float">
            <text:p>4.31607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742425" calcext:value-type="float">
            <text:p>4.5374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456675" calcext:value-type="float">
            <text:p>4.5345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376412903226" calcext:value-type="float">
            <text:p>4.5037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101875" calcext:value-type="float">
            <text:p>4.3410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60929032258" calcext:value-type="float">
            <text:p>4.3956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19735" calcext:value-type="float">
            <text:p>5.1219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022322580645" calcext:value-type="float">
            <text:p>5.3502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320325" calcext:value-type="float">
            <text:p>4.2932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578838709677" calcext:value-type="float">
            <text:p>4.5257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304275" calcext:value-type="float">
            <text:p>4.5330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90951724138" calcext:value-type="float">
            <text:p>4.59690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46445" calcext:value-type="float">
            <text:p>4.3946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895174193549" calcext:value-type="float">
            <text:p>4.738951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69005" calcext:value-type="float">
            <text:p>4.1569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28464516129" calcext:value-type="float">
            <text:p>4.5142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0516" calcext:value-type="float">
            <text:p>4.8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84745" calcext:value-type="float">
            <text:p>4.5584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52722580645" calcext:value-type="float">
            <text:p>4.3535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216575" calcext:value-type="float">
            <text:p>3.6121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626916129032" calcext:value-type="float">
            <text:p>4.0462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72665" calcext:value-type="float">
            <text:p>4.0372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2184" calcext:value-type="float">
            <text:p>4.08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314575" calcext:value-type="float">
            <text:p>3.8331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3414" calcext:value-type="float">
            <text:p>3.693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561651612903" calcext:value-type="float">
            <text:p>3.4456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66325" calcext:value-type="float">
            <text:p>3.7826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695587096774" calcext:value-type="float">
            <text:p>5.0669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150725" calcext:value-type="float">
            <text:p>5.2015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9525" calcext:value-type="float">
            <text:p>5.0292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93832258065" calcext:value-type="float">
            <text:p>4.4349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81896" calcext:value-type="float">
            <text:p>3.4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492206451613" calcext:value-type="float">
            <text:p>3.7149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72075" calcext:value-type="float">
            <text:p>3.4807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64331034483" calcext:value-type="float">
            <text:p>3.76764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3939" calcext:value-type="float">
            <text:p>4.083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70245" calcext:value-type="float">
            <text:p>4.3870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30838709678" calcext:value-type="float">
            <text:p>4.49530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047709090909" calcext:value-type="float">
            <text:p>4.14047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53664516129" calcext:value-type="float">
            <text:p>4.345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3524" calcext:value-type="float">
            <text:p>4.5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2806" calcext:value-type="float">
            <text:p>4.16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77615483871" calcext:value-type="float">
            <text:p>3.917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4125" calcext:value-type="float">
            <text:p>3.300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871741935484" calcext:value-type="float">
            <text:p>2.8887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0791" calcext:value-type="float">
            <text:p>3.280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948772413793" calcext:value-type="float">
            <text:p>2.96948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6679" calcext:value-type="float">
            <text:p>3.146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53066666667" calcext:value-type="float">
            <text:p>2.80653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024309677419" calcext:value-type="float">
            <text:p>3.6902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77076923077" calcext:value-type="float">
            <text:p>3.29477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24903225806" calcext:value-type="float">
            <text:p>3.2092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105425" calcext:value-type="float">
            <text:p>3.1010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02125" calcext:value-type="float">
            <text:p>3.2180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23264516129" calcext:value-type="float">
            <text:p>2.882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31781818182" calcext:value-type="float">
            <text:p>2.78531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088051612903" calcext:value-type="float">
            <text:p>2.8908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575175" calcext:value-type="float">
            <text:p>2.5857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45489655172" calcext:value-type="float">
            <text:p>2.19445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01264" calcext:value-type="float">
            <text:p>1.57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85408" calcext:value-type="float">
            <text:p>1.8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59793548387" calcext:value-type="float">
            <text:p>1.9695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9925" calcext:value-type="float">
            <text:p>2.2799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868283870968" calcext:value-type="float">
            <text:p>2.8086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758" calcext:value-type="float">
            <text:p>3.4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28375" calcext:value-type="float">
            <text:p>2.6512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49367741935" calcext:value-type="float">
            <text:p>2.83149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287675" calcext:value-type="float">
            <text:p>2.4428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857393548387" calcext:value-type="float">
            <text:p>2.1585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4695" calcext:value-type="float">
            <text:p>2.2324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2856" calcext:value-type="float">
            <text:p>2.0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31275" calcext:value-type="float">
            <text:p>0.9783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05292307692" calcext:value-type="float">
            <text:p>1.625052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708696774194" calcext:value-type="float">
            <text:p>2.5270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1455" calcext:value-type="float">
            <text:p>2.3071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85393548387" calcext:value-type="float">
            <text:p>2.8748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775075" calcext:value-type="float">
            <text:p>2.5777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17825" calcext:value-type="float">
            <text:p>2.1881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02153846154" calcext:value-type="float">
            <text:p>2.04802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8475" calcext:value-type="float">
            <text:p>2.589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51690322581" calcext:value-type="float">
            <text:p>2.0095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117475" calcext:value-type="float">
            <text:p>2.5411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139806896552" calcext:value-type="float">
            <text:p>2.75139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184525" calcext:value-type="float">
            <text:p>2.5718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6664" calcext:value-type="float">
            <text:p>2.33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93290322581" calcext:value-type="float">
            <text:p>2.6709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58510344828" calcext:value-type="float">
            <text:p>2.69758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28615" calcext:value-type="float">
            <text:p>3.0828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721775" calcext:value-type="float">
            <text:p>3.6472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589703225806" calcext:value-type="float">
            <text:p>5.3458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360125" calcext:value-type="float">
            <text:p>5.9536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841806451613" calcext:value-type="float">
            <text:p>5.7784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053575" calcext:value-type="float">
            <text:p>5.8105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95310344828" calcext:value-type="float">
            <text:p>5.64195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421925" calcext:value-type="float">
            <text:p>5.5642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27015" calcext:value-type="float">
            <text:p>5.612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774658064516" calcext:value-type="float">
            <text:p>6.1577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7262" calcext:value-type="float">
            <text:p>6.287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029161290323" calcext:value-type="float">
            <text:p>6.0202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27275" calcext:value-type="float">
            <text:p>6.3732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006075" calcext:value-type="float">
            <text:p>5.8200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129161290323" calcext:value-type="float">
            <text:p>6.4012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2002" calcext:value-type="float">
            <text:p>6.112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32903225807" calcext:value-type="float">
            <text:p>5.3733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247475" calcext:value-type="float">
            <text:p>5.3224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419172413793" calcext:value-type="float">
            <text:p>5.55419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39535" calcext:value-type="float">
            <text:p>5.7239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677725" calcext:value-type="float">
            <text:p>5.4567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946451612903" calcext:value-type="float">
            <text:p>6.0394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78375" calcext:value-type="float">
            <text:p>5.8897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695483870968" calcext:value-type="float">
            <text:p>5.7469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266525" calcext:value-type="float">
            <text:p>5.3226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869575" calcext:value-type="float">
            <text:p>6.3286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736025" calcext:value-type="float">
            <text:p>4.7873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121858064516" calcext:value-type="float">
            <text:p>4.9812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201875" calcext:value-type="float">
            <text:p>4.7220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14432" calcext:value-type="float">
            <text:p>4.8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183825" calcext:value-type="float">
            <text:p>4.8018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66625" calcext:value-type="float">
            <text:p>4.9496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264051612903" calcext:value-type="float">
            <text:p>5.5426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411775" calcext:value-type="float">
            <text:p>5.5141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675251612903" calcext:value-type="float">
            <text:p>5.676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089825" calcext:value-type="float">
            <text:p>4.9008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96425" calcext:value-type="float">
            <text:p>5.8099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638219354839" calcext:value-type="float">
            <text:p>5.7863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18144516129" calcext:value-type="float">
            <text:p>4.881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06025" calcext:value-type="float">
            <text:p>4.820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662206896552" calcext:value-type="float">
            <text:p>5.68662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089175" calcext:value-type="float">
            <text:p>5.6108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9334" calcext:value-type="float">
            <text:p>5.339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32704516129" calcext:value-type="float">
            <text:p>5.8632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132748387097" calcext:value-type="float">
            <text:p>5.6313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78825" calcext:value-type="float">
            <text:p>4.7827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78575" calcext:value-type="float">
            <text:p>5.717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875922580645" calcext:value-type="float">
            <text:p>5.8287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01875" calcext:value-type="float">
            <text:p>5.310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597780645161" calcext:value-type="float">
            <text:p>5.4759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586125" calcext:value-type="float">
            <text:p>4.9858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26179310345" calcext:value-type="float">
            <text:p>5.30026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949" calcext:value-type="float">
            <text:p>3.7829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596075" calcext:value-type="float">
            <text:p>3.4959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663148387097" calcext:value-type="float">
            <text:p>5.3966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8385" calcext:value-type="float">
            <text:p>5.5658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025677419355" calcext:value-type="float">
            <text:p>6.1102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857575" calcext:value-type="float">
            <text:p>5.3685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82195" calcext:value-type="float">
            <text:p>6.3282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62025" calcext:value-type="float">
            <text:p>4.9626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09341935484" calcext:value-type="float">
            <text:p>5.1350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95225" calcext:value-type="float">
            <text:p>3.799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385406896552" calcext:value-type="float">
            <text:p>4.11385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849475" calcext:value-type="float">
            <text:p>3.9584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77664" calcext:value-type="float">
            <text:p>4.11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58580645161" calcext:value-type="float">
            <text:p>4.2445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9845" calcext:value-type="float">
            <text:p>4.4479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38116129032" calcext:value-type="float">
            <text:p>4.5613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94675" calcext:value-type="float">
            <text:p>3.359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5415" calcext:value-type="float">
            <text:p>5.225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667225806452" calcext:value-type="float">
            <text:p>5.2066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351475862069" calcext:value-type="float">
            <text:p>4.68351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778322580645" calcext:value-type="float">
            <text:p>4.8777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21075" calcext:value-type="float">
            <text:p>4.3532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294" calcext:value-type="float">
            <text:p>4.4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544" calcext:value-type="float">
            <text:p>4.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879339130435" calcext:value-type="float">
            <text:p>4.028793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95896774194" calcext:value-type="float">
            <text:p>4.1699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57675" calcext:value-type="float">
            <text:p>3.4715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10709677419" calcext:value-type="float">
            <text:p>2.2211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58325" calcext:value-type="float">
            <text:p>2.3805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467345454546" calcext:value-type="float">
            <text:p>1.92467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385" calcext:value-type="float">
            <text:p>1.810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232774193548" calcext:value-type="float">
            <text:p>2.0323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99656" calcext:value-type="float">
            <text:p>3.2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03117241379" calcext:value-type="float">
            <text:p>4.30903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885" calcext:value-type="float">
            <text:p>4.413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77832258065" calcext:value-type="float">
            <text:p>3.9167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89290322581" calcext:value-type="float">
            <text:p>4.6368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7985" calcext:value-type="float">
            <text:p>4.8647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71329032258" calcext:value-type="float">
            <text:p>4.8467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81075" calcext:value-type="float">
            <text:p>4.5818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902325" calcext:value-type="float">
            <text:p>5.1390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587" calcext:value-type="float">
            <text:p>4.696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019019354839" calcext:value-type="float">
            <text:p>4.2501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24725" calcext:value-type="float">
            <text:p>4.2642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403613793103" calcext:value-type="float">
            <text:p>3.99403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35024" calcext:value-type="float">
            <text:p>3.9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607314285714" calcext:value-type="float">
            <text:p>3.99607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533" calcext:value-type="float">
            <text:p>3.883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633765517241" calcext:value-type="float">
            <text:p>3.72633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7724" calcext:value-type="float">
            <text:p>3.8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12345" calcext:value-type="float">
            <text:p>3.7812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50503225806" calcext:value-type="float">
            <text:p>3.3525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77729032258" calcext:value-type="float">
            <text:p>3.0727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908775" calcext:value-type="float">
            <text:p>3.3690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3143" calcext:value-type="float">
            <text:p>3.303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555831578947" calcext:value-type="float">
            <text:p>3.885558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23870967742" calcext:value-type="float">
            <text:p>3.9132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11655" calcext:value-type="float">
            <text:p>3.9911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695767741935" calcext:value-type="float">
            <text:p>3.8769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6835" calcext:value-type="float">
            <text:p>3.9446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6436" calcext:value-type="float">
            <text:p>3.99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79432" calcext:value-type="float">
            <text:p>3.5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521942857143" calcext:value-type="float">
            <text:p>3.22521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55767741936" calcext:value-type="float">
            <text:p>2.9625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814175" calcext:value-type="float">
            <text:p>2.6581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66577777778" calcext:value-type="float">
            <text:p>2.63166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72914285714" calcext:value-type="float">
            <text:p>1.7517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28571428571" calcext:value-type="float">
            <text:p>3.0842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97987096774" calcext:value-type="float">
            <text:p>3.3539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33025" calcext:value-type="float">
            <text:p>3.7853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66488888889" calcext:value-type="float">
            <text:p>4.03566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977425" calcext:value-type="float">
            <text:p>4.2897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9857" calcext:value-type="float">
            <text:p>4.189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826993548387" calcext:value-type="float">
            <text:p>4.2982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68485714286" calcext:value-type="float">
            <text:p>4.22768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844" calcext:value-type="float">
            <text:p>3.83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133651612903" calcext:value-type="float">
            <text:p>3.4913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384993103448" calcext:value-type="float">
            <text:p>3.42384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50885714286" calcext:value-type="float">
            <text:p>3.20050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51745454545" calcext:value-type="float">
            <text:p>3.343517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110336" calcext:value-type="float">
            <text:p>3.311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135380645161" calcext:value-type="float">
            <text:p>3.5313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14775" calcext:value-type="float">
            <text:p>3.4681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868243478261" calcext:value-type="float">
            <text:p>4.0686824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31638709678" calcext:value-type="float">
            <text:p>4.17831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44905" calcext:value-type="float">
            <text:p>3.9244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60593548387" calcext:value-type="float">
            <text:p>3.5576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73569230769" calcext:value-type="float">
            <text:p>3.453735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473406896552" calcext:value-type="float">
            <text:p>3.53473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3264" calcext:value-type="float">
            <text:p>3.6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77563636364" calcext:value-type="float">
            <text:p>3.64277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5433" calcext:value-type="float">
            <text:p>3.845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14224516129" calcext:value-type="float">
            <text:p>4.0314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626472727273" calcext:value-type="float">
            <text:p>4.19626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55914285714" calcext:value-type="float">
            <text:p>4.20155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54368" calcext:value-type="float">
            <text:p>4.4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1008" calcext:value-type="float">
            <text:p>4.0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17135483871" calcext:value-type="float">
            <text:p>3.7061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44329411765" calcext:value-type="float">
            <text:p>3.6364432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86763636364" calcext:value-type="float">
            <text:p>3.61686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0253" calcext:value-type="float">
            <text:p>3.040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657866666667" calcext:value-type="float">
            <text:p>2.93657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041517241379" calcext:value-type="float">
            <text:p>3.19041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6296" calcext:value-type="float">
            <text:p>3.46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565651612903" calcext:value-type="float">
            <text:p>3.7656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582912" calcext:value-type="float">
            <text:p>3.90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041058064516" calcext:value-type="float">
            <text:p>3.8504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00912" calcext:value-type="float">
            <text:p>3.9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45525" calcext:value-type="float">
            <text:p>2.134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9638" calcext:value-type="float">
            <text:p>3.199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46933333333" calcext:value-type="float">
            <text:p>3.0354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2282" calcext:value-type="float">
            <text:p>3.27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24096" calcext:value-type="float">
            <text:p>2.9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940413793103" calcext:value-type="float">
            <text:p>3.50940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796" calcext:value-type="float">
            <text:p>3.3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38577777778" calcext:value-type="float">
            <text:p>3.56638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41048" calcext:value-type="float">
            <text:p>3.7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31395" calcext:value-type="float">
            <text:p>3.7831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969909677419" calcext:value-type="float">
            <text:p>3.9096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08942857143" calcext:value-type="float">
            <text:p>3.70908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14838709677" calcext:value-type="float">
            <text:p>2.8341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06968" calcext:value-type="float">
            <text:p>2.12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22648275862" calcext:value-type="float">
            <text:p>2.96822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277485714286" calcext:value-type="float">
            <text:p>3.04277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617418181818" calcext:value-type="float">
            <text:p>3.05617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246477419355" calcext:value-type="float">
            <text:p>3.2024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336025" calcext:value-type="float">
            <text:p>3.2633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143365517241" calcext:value-type="float">
            <text:p>3.35143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781475" calcext:value-type="float">
            <text:p>2.3278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623525" calcext:value-type="float">
            <text:p>3.4062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085333333333" calcext:value-type="float">
            <text:p>3.44085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306825" calcext:value-type="float">
            <text:p>3.2130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73832258064" calcext:value-type="float">
            <text:p>3.21573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04665" calcext:value-type="float">
            <text:p>2.9704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09976" calcext:value-type="float">
            <text:p>2.85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3384" calcext:value-type="float">
            <text:p>2.1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449522580645" calcext:value-type="float">
            <text:p>2.9544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861371428572" calcext:value-type="float">
            <text:p>3.16861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42015483871" calcext:value-type="float">
            <text:p>2.1042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529909677419" calcext:value-type="float">
            <text:p>2.9952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36220689655" calcext:value-type="float">
            <text:p>3.12136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219" calcext:value-type="float">
            <text:p>2.8952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615019354839" calcext:value-type="float">
            <text:p>2.4061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5335" calcext:value-type="float">
            <text:p>1.9825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4364137931" calcext:value-type="float">
            <text:p>2.03343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103247058824" calcext:value-type="float">
            <text:p>1.851032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9696888888889" calcext:value-type="float">
            <text:p>0.989696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800266666667" calcext:value-type="float">
            <text:p>2.1380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1007081301702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89" calcext:value-type="float">
            <text:p>1.786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20" meta:object-count="0"/>
    <meta:user-defined meta:name="AppVersion">3.0</meta:user-defined>
  </office:meta>
</office:document-meta>
</file>